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0aa" officeooo:paragraph-rsid="001020aa"/>
    </style:style>
    <style:style style:name="P2" style:family="paragraph" style:parent-style-name="Standard">
      <style:text-properties officeooo:rsid="00117cdd" officeooo:paragraph-rsid="00117cdd"/>
    </style:style>
    <style:style style:name="P3" style:family="paragraph" style:parent-style-name="Standard">
      <style:text-properties officeooo:rsid="0011853c" officeooo:paragraph-rsid="00118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llel port</text:p>
      <text:p text:style-name="P1">Address</text:p>
      <text:p text:style-name="P1">0x73000 Switch Register</text:p>
      <text:p text:style-name="P1">0x73001 Push Button Register</text:p>
      <text:p text:style-name="P1">0x73002 Left SSD Register</text:p>
      <text:p text:style-name="P1">0x73003 Right SSD Register</text:p>
      <text:p text:style-name="P1">0x73004 Parallel Control Register</text:p>
      <text:p text:style-name="P1">0x73005 Parallel Interrupt Ack Register</text:p>
      <text:p text:style-name="P1"/>
      <text:p text:style-name="P3">Switches</text:p>
      <text:p text:style-name="P3">Push-buttons</text:p>
      <text:p text:style-name="P3">Left SSD</text:p>
      <text:p text:style-name="P3">Right SSD</text:p>
      <text:p text:style-name="P3">Control register</text:p>
      <text:p text:style-name="P3">Interrupt acknowledge register</text:p>
      <text:p text:style-name="P1"/>
      <text:p text:style-name="P1"/>
      <text:p text:style-name="P2">serial port</text:p>
      <text:p text:style-name="P1">0x70000 Serial Transmit Data Register</text:p>
      <text:p text:style-name="P1">0x70001 Serial Receive Data Register</text:p>
      <text:p text:style-name="P1">0x70002 Serial Control Register</text:p>
      <text:p text:style-name="P1">0x70003 Serial Status Register</text:p>
      <text:p text:style-name="P1">0x70004 Serial Interrupt Acknowle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3:03:50.438443460</meta:creation-date>
    <dc:date>2016-04-15T14:22:55.402736785</dc:date>
    <meta:editing-duration>PT18M34S</meta:editing-duration>
    <meta:editing-cycles>1</meta:editing-cycles>
    <meta:document-statistic meta:table-count="0" meta:image-count="0" meta:object-count="0" meta:page-count="1" meta:paragraph-count="20" meta:word-count="62" meta:character-count="471" meta:non-whitespace-character-count="416"/>
    <meta:generator>LibreOffice/4.2.8.2$Linux_X86_64 LibreOffice_project/420m0$Build-2</meta:generator>
  </office:meta>
</office:document-meta>
</file>